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4">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Sistema Operativo de Comunidad Regenerativa</text:span></text:p>
      <text:h text:style-name="Heading_20_1" text:outline-level="1"><text:bookmark-start text:name="matriz-de-decisiones"/>Matriz de Decisiones<text:bookmark-end text:name="matriz-de-decisiones"/></text:h>
      <text:list text:style-name="L1">
        <text:list-item>
          <text:p text:style-name="P1"><text:span text:style-name="T1">Generado:</text:span> 2026-04-29</text:p>
        </text:list-item>
        <text:list-item>
          <text:p text:style-name="P1"><text:span text:style-name="T1">Fuente (versión más reciente):</text:span> <text:a xlink:type="simple" xlink:href="https://blueprint.ecohubs.community/es/articles/rcos-templates/layer-2/decision-matrix" office:name=""><text:span text:style-name="Definition">https://blueprint.ecohubs.community/es/articles/rcos-templates/layer-2/decision-matrix</text:span></text:a></text:p>
        </text:list-item>
        <text:list-item>
          <text:p text:style-name="P1"><text:span text:style-name="T1">Todas las plantillas RCOS:</text:span> <text:a xlink:type="simple" xlink:href="https://blueprint.ecohubs.community/es/articles/rcos-templates" office:name=""><text:span text:style-name="Definition">https://blueprint.ecohubs.community/es/articles/rcos-templates</text:span></text:a></text:p>
        </text:list-item>
      </text:list>
      <text:p text:style-name="Horizontal_20_Line"/>
      <text:list text:style-name="L2">
        <text:list-item>
          <text:p text:style-name="P2"><text:span text:style-name="T1">Capa:</text:span> 2 — Gobernanza y Lógica de Decisión</text:p>
        </text:list-item>
        <text:list-item>
          <text:p text:style-name="P2"><text:span text:style-name="T1">Estado:</text:span> Plantilla — adaptar para tu comunidad</text:p>
        </text:list-item>
        <text:list-item>
          <text:p text:style-name="P2"><text:span text:style-name="T1">Referencia RCOS:</text:span> <text:a xlink:type="simple" xlink:href="https://blueprint.ecohubs.community/es/articles/rcos-core/v0-1/layer-2-governance-decision-logic#42-decision-mechanisms" office:name=""><text:span text:style-name="Definition">§4.2</text:span></text:a>, <text:a xlink:type="simple" xlink:href="https://blueprint.ecohubs.community/es/articles/rcos-core/v0-1/layer-2-governance-decision-logic#44-decision-matrix" office:name=""><text:span text:style-name="Definition">§4.4</text:span></text:a>, <text:a xlink:type="simple" xlink:href="https://blueprint.ecohubs.community/es/articles/rcos-core/v0-1/layer-2-governance-decision-logic#47-artifacts" office:name=""><text:span text:style-name="Definition">§4.7</text:span></text:a></text:p>
        </text:list-item>
      </text:list>
      <text:p text:style-name="P3">Asigna cada tipo de decisión y dominio a un rol o cuerpo autorizado, mecanismo, umbral y vía de escalamiento. Las decisiones tomadas fuera de esta matriz se consideran inválidas.</text:p>
      <text:p text:style-name="Horizontal_20_Line"/>
      <text:h text:style-name="Heading_20_2" text:outline-level="2"><text:bookmark-start text:name="principios-de-votación"/>Principios de Votación<text:bookmark-end text:name="principios-de-votación"/></text:h>
      <text:p text:style-name="First_20_paragraph"><text:span text:style-name="T2">Cláusulas RCOS: </text:span><text:a xlink:type="simple" xlink:href="https://blueprint.ecohubs.community/es/articles/rcos-core/v0-1/layer-2-governance-decision-logic#42-decision-mechanisms" office:name=""><text:span text:style-name="Definition"><text:span text:style-name="T2">4.2.1</text:span></text:span></text:a><text:span text:style-name="T2">, </text:span><text:a xlink:type="simple" xlink:href="https://blueprint.ecohubs.community/es/articles/rcos-core/v0-1/layer-2-governance-decision-logic#42-decision-mechanisms" office:name=""><text:span text:style-name="Definition"><text:span text:style-name="T2">4.2.3</text:span></text:span></text:a><text:span text:style-name="T2">, </text:span><text:a xlink:type="simple" xlink:href="https://blueprint.ecohubs.community/es/articles/rcos-core/v0-1/layer-2-governance-decision-logic#42-decision-mechanisms" office:name=""><text:span text:style-name="Definition"><text:span text:style-name="T2">4.2.4</text:span></text:span></text:a></text:p>
      <text:p text:style-name="P4"><text:span text:style-name="T1">Justificación — ¿Por qué fijar mecanismo, umbral y plazos</text:span></text:p>
      <text:p text:style-name="P4">Una votación sin un mecanismo, umbral y período de deliberación predefinidos es una invitación a fabricar resultados después del hecho — quien cuenta los votos o establece el plazo gana. Declarar estos parámetros de antemano hace que cada decisión colectiva sea reproducible y contestable en los mismos términos, independientemente de quién esté presente.</text:p>
      <text:p text:style-name="P5"><text:span text:style-name="T1">Instrucciones — Cómo rellenar esto</text:span></text:p>
      <text:p text:style-name="P5">Indica la plataforma de votación, el umbral para cada tipo de decisión, el período de deliberación, la regla de empate, la regla de re-votación, y cualquier límite de gasto o alcance de autoridad delegada.</text:p>
      <text:list text:style-name="L3">
        <text:list-item>
          <text:p text:style-name="P6"><text:span text:style-name="T1">Plataforma de votación:</text:span> <text:span text:style-name="T2">&lt;p. ej. Snapshot, Loomio, consenso presencial.&gt;</text:span></text:p>
        </text:list-item>
        <text:list-item>
          <text:p text:style-name="P6"><text:span text:style-name="T1">Umbral operativo:</text:span> <text:span text:style-name="T2">&lt;p. ej. no se requiere votación — delegado al titular del rol operativo correspondiente según el Registro de Roles.&gt;</text:span></text:p>
        </text:list-item>
        <text:list-item>
          <text:p text:style-name="P6"><text:span text:style-name="T1">Umbral estratégico:</text:span> <text:span text:style-name="T2">&lt;p. ej. mayoría simple (&gt;50%); deliberación mínima de X días.&gt;</text:span></text:p>
        </text:list-item>
        <text:list-item>
          <text:p text:style-name="P6"><text:span text:style-name="T1">Umbral constitucional:</text:span> <text:span text:style-name="T2">&lt;p. ej. supermayoría (≥⅔); deliberación mínima de Y días; período de ratificación de Z días.&gt;</text:span></text:p>
        </text:list-item>
        <text:list-item>
          <text:p text:style-name="P6"><text:span text:style-name="T1">Empate en la votación:</text:span> <text:span text:style-name="T2">&lt;p. ej. la propuesta no se aprueba; se mantiene el statu quo.&gt;</text:span></text:p>
        </text:list-item>
        <text:list-item>
          <text:p text:style-name="P6"><text:span text:style-name="T1">Re-votación:</text:span> <text:span text:style-name="T2">&lt;p. ej. cualquier Miembro Pleno puede solicitar una re-votación mediante una objeción razonada por escrito que cite una consideración no abordada durante la deliberación.&gt;</text:span></text:p>
        </text:list-item>
        <text:list-item>
          <text:p text:style-name="P6"><text:span text:style-name="T1">Objeción razonada:</text:span> <text:span text:style-name="T2">&lt;definir qué constituye una objeción razonada — citar una consideración específica no planteada durante la deliberación; el desacuerdo general no califica.&gt;</text:span></text:p>
        </text:list-item>
        <text:list-item>
          <text:p text:style-name="P6"><text:span text:style-name="T1">Límite de gasto con autoridad delegada:</text:span> <text:span text:style-name="T2">&lt;p. ej. 0 €; o definir un umbral por debajo del cual se permite el gasto delegado.&gt;</text:span></text:p>
        </text:list-item>
        <text:list-item>
          <text:p text:style-name="P6"><text:span text:style-name="T2">&lt;Otros principios de votación que tu comunidad quiera declarar.&gt;</text:span></text:p>
        </text:list-item>
      </text:list>
      <text:p text:style-name="Horizontal_20_Line"/>
      <text:h text:style-name="Heading_20_2" text:outline-level="2"><text:bookmark-start text:name="matriz"/>Matriz<text:bookmark-end text:name="matriz"/></text:h>
      <text:p text:style-name="First_20_paragraph"><text:span text:style-name="T2">Cláusulas RCOS: </text:span><text:a xlink:type="simple" xlink:href="https://blueprint.ecohubs.community/es/articles/rcos-core/v0-1/layer-2-governance-decision-logic#44-decision-matrix" office:name=""><text:span text:style-name="Definition"><text:span text:style-name="T2">4.4.1</text:span></text:span></text:a><text:span text:style-name="T2">, </text:span><text:a xlink:type="simple" xlink:href="https://blueprint.ecohubs.community/es/articles/rcos-core/v0-1/layer-2-governance-decision-logic#44-decision-matrix" office:name=""><text:span text:style-name="Definition"><text:span text:style-name="T2">4.4.2</text:span></text:span></text:a><text:span text:style-name="T2">, </text:span><text:a xlink:type="simple" xlink:href="https://blueprint.ecohubs.community/es/articles/rcos-core/v0-1/layer-2-governance-decision-logic#44-decision-matrix" office:name=""><text:span text:style-name="Definition"><text:span text:style-name="T2">4.4.3</text:span></text:span></text:a><text:span text:style-name="T2">, </text:span><text:a xlink:type="simple" xlink:href="https://blueprint.ecohubs.community/es/articles/rcos-core/v0-1/layer-2-governance-decision-logic#44-decision-matrix" office:name=""><text:span text:style-name="Definition"><text:span text:style-name="T2">4.4.4</text:span></text:span></text:a></text:p>
      <text:p text:style-name="P7"><text:span text:style-name="T1">Justificación — ¿Por qué una única matriz autoritativa</text:span></text:p>
      <text:p text:style-name="P7">Si las reglas sobre quién decide qué viven en la cabeza de las personas, la autoridad se convierte en lo que diga la persona más ruidosa o con más antigüedad. Una matriz pública que vincule cada decisión a un dominio, cuerpo, mecanismo y umbral hace visible la acción fuera de alcance en el momento en que ocurre — y hace que cualquier decisión tomada fuera de ella sea inválida por construcción.</text:p>
      <text:p text:style-name="P8"><text:span text:style-name="T1">Instrucciones — Cómo rellenar esto</text:span></text:p>
      <text:p text:style-name="P8">Para cada dominio de decisión (membresía, tesorería, plataforma, alianzas, gobernanza, etc.), establece el tipo de decisión, el cuerpo autorizado, quién puede participar, el mecanismo, el umbral, las condiciones de bloqueo y la vía de escalamiento.</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header-rows>
          <table:table-row>
            <table:table-cell table:style-name="TableHeaderRowCell" office:value-type="string">
              <text:p text:style-name="Table_20_Heading">Dominio de Decisión</text:p>
            </table:table-cell>
            <table:table-cell table:style-name="TableHeaderRowCell" office:value-type="string">
              <text:p text:style-name="Table_20_Heading">Tipo de Decisión</text:p>
            </table:table-cell>
            <table:table-cell table:style-name="TableHeaderRowCell" office:value-type="string">
              <text:p text:style-name="Table_20_Heading">Cuerpo Autorizado</text:p>
            </table:table-cell>
            <table:table-cell table:style-name="TableHeaderRowCell" office:value-type="string">
              <text:p text:style-name="Table_20_Heading">Participantes Elegibles</text:p>
            </table:table-cell>
            <table:table-cell table:style-name="TableHeaderRowCell" office:value-type="string">
              <text:p text:style-name="Table_20_Heading">Mecanismo</text:p>
            </table:table-cell>
            <table:table-cell table:style-name="TableHeaderRowCell" office:value-type="string">
              <text:p text:style-name="Table_20_Heading">Umbral</text:p>
            </table:table-cell>
            <table:table-cell table:style-name="TableHeaderRowCell" office:value-type="string">
              <text:p text:style-name="Table_20_Heading">Condiciones de Bloqueo / Veto</text:p>
            </table:table-cell>
            <table:table-cell table:style-name="TableHeaderRowCell" office:value-type="string">
              <text:p text:style-name="Table_20_Heading">Escalamiento</text:p>
            </table:table-cell>
          </table:table-row>
        </table:table-header-rows>
        <table:table-row>
          <table:table-cell table:style-name="TableRowCell" office:value-type="string">
            <text:p text:style-name="Table_20_Contents"><text:span text:style-name="T2">&lt;p. ej. Admisión de miembros&gt;</text:span></text:p>
          </table:table-cell>
          <table:table-cell table:style-name="TableRowCell" office:value-type="string">
            <text:p text:style-name="Table_20_Contents"><text:span text:style-name="T2">&lt;Operativo / Estratégico / Constitucional&gt;</text:span></text:p>
          </table:table-cell>
          <table:table-cell table:style-name="TableRowCell" office:value-type="string">
            <text:p text:style-name="Table_20_Contents"/>
          </table:table-cell>
          <table:table-cell table:style-name="TableRowCell" office:value-type="string">
            <text:p text:style-name="Table_20_Contents"><text:span text:style-name="T2">&lt;quién participa&gt;</text:span></text:p>
          </table:table-cell>
          <table:table-cell table:style-name="TableRowCell" office:value-type="string">
            <text:p text:style-name="Table_20_Contents"><text:span text:style-name="T2">&lt;votación / delegado&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vía de escalamiento&gt;</text:span></text:p>
          </table:table-cell>
        </table:table-row>
        <table:table-row>
          <table:table-cell table:style-name="TableRowCell" office:value-type="string">
            <text:p text:style-name="Table_20_Contents"><text:span text:style-name="T2">&lt;p. ej. Gasto de tesorería — menor&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p. ej. Gasto de tesorería — mayor&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p. ej. Cambios en reglas de gobernanza&gt;</text:span></text:p>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p. ej. Cambios al propósito primario / invariantes&gt;</text:span></text:p>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9"><text:span text:style-name="T1">Titulares de roles operativos:</text:span> Cada decisión operativa es ejecutada por el titular del rol responsable de ese dominio, actuando dentro de su alcance definido según el Registro de Roles (Capa 5). Cuando una decisión abarca múltiples dominios, cada titular de rol actúa dentro de su propio alcance.</text:p>
      <text:h text:style-name="Heading_20_2" text:outline-level="2"><text:bookmark-start text:name="definiciones-de-tipos-de-decisión"/>Definiciones de Tipos de Decisión<text:bookmark-end text:name="definiciones-de-tipos-de-decisión"/></text:h>
      <text:p text:style-name="First_20_paragraph"><text:span text:style-name="T2">Cláusulas RCOS: </text:span><text:a xlink:type="simple" xlink:href="https://blueprint.ecohubs.community/es/articles/rcos-core/v0-1/layer-2-governance-decision-logic#41-decision-types" office:name=""><text:span text:style-name="Definition"><text:span text:style-name="T2">4.1.1</text:span></text:span></text:a><text:span text:style-name="T2">, </text:span><text:a xlink:type="simple" xlink:href="https://blueprint.ecohubs.community/es/articles/rcos-core/v0-1/layer-2-governance-decision-logic#41-decision-types" office:name=""><text:span text:style-name="Definition"><text:span text:style-name="T2">4.1.2</text:span></text:span></text:a><text:span text:style-name="T2">, </text:span><text:a xlink:type="simple" xlink:href="https://blueprint.ecohubs.community/es/articles/rcos-core/v0-1/layer-2-governance-decision-logic#41-decision-types" office:name=""><text:span text:style-name="Definition"><text:span text:style-name="T2">4.1.3</text:span></text:span></text:a><text:span text:style-name="T2">, </text:span><text:a xlink:type="simple" xlink:href="https://blueprint.ecohubs.community/es/articles/rcos-core/v0-1/layer-2-governance-decision-logic#41-decision-types" office:name=""><text:span text:style-name="Definition"><text:span text:style-name="T2">4.1.4</text:span></text:span></text:a><text:span text:style-name="T2">, </text:span><text:a xlink:type="simple" xlink:href="https://blueprint.ecohubs.community/es/articles/rcos-core/v0-1/layer-2-governance-decision-logic#41-decision-types" office:name=""><text:span text:style-name="Definition"><text:span text:style-name="T2">4.1.5</text:span></text:span></text:a></text:p>
      <text:p text:style-name="P10"><text:span text:style-name="T1">Justificación — ¿Por qué clasificar cada decisión</text:span></text:p>
      <text:p text:style-name="P10">Sin un tipo, cada decisión se maneja a la velocidad y con el escrutinio que convenga en el momento — los cambios rutinarios se estancan en debates, y los cambios constitucionales pasan desapercibidos. Los tipos fijos vinculan el peso de una decisión al proceso que DEBE superar, y la regla de tipo superior por defecto cierra la brecha donde la ambigüedad de otro modo sería explotada.</text:p>
      <text:p text:style-name="P11"><text:span text:style-name="T1">Instrucciones — Cómo rellenar esto</text:span></text:p>
      <text:p text:style-name="P11">Define cada tipo de decisión según lo que abarca, quién la ejecuta, qué proceso requiere y cómo se resuelven las disputas sobre la clasificación.</text:p>
      <text:list text:style-name="L4">
        <text:list-item>
          <text:p text:style-name="P12"><text:span text:style-name="T1">Operativo</text:span> — <text:span text:style-name="T2">&lt;funcionamiento diario dentro de las reglas existentes; ejecutado por el titular del rol correspondiente sin votación.&gt;</text:span></text:p>
        </text:list-item>
        <text:list-item>
          <text:p text:style-name="P12"><text:span text:style-name="T1">Estratégico</text:span> — <text:span text:style-name="T2">&lt;dirección a largo plazo, asignación significativa de recursos, creación/eliminación de estructuras importantes; requiere votación de Miembros Plenos con un período de deliberación definido.&gt;</text:span></text:p>
        </text:list-item>
        <text:list-item>
          <text:p text:style-name="P12"><text:span text:style-name="T1">Constitucional</text:span> — <text:span text:style-name="T2">&lt;cambios a la Capa 0 (propósito, alcance, invariantes) o al propio sistema de gobernanza; requiere votación de Miembros Plenos, supermayoría y un período de ratificación.&gt;</text:span></text:p>
        </text:list-item>
      </text:list>
      <text:p text:style-name="P13">Si una decisión no puede clasificarse claramente, se aplica por defecto el tipo de mayor impacto.</text:p>
      <text:p text:style-name="Horizontal_20_Line"/>
      <text:h text:style-name="Heading_20_2" text:outline-level="2"><text:bookmark-start text:name="registro-de-ratificación"/>Registro de Ratificación<text:bookmark-end text:name="registro-de-ratificación"/></text:h>
      <text:list text:style-name="L5">
        <text:list-item>
          <text:p text:style-name="P14"><text:span text:style-name="T1">Adoptado:</text:span> </text:p>
        </text:list-item>
        <text:list-item>
          <text:p text:style-name="P14"><text:span text:style-name="T1">Tipo de decisión:</text:span> Constitucional</text:p>
        </text:list-item>
        <text:list-item>
          <text:p text:style-name="P14"><text:span text:style-name="T1">Versión:</text:span> &lt;versión&gt;</text:p>
        </text:list-item>
        <text:list-item>
          <text:p text:style-name="P14"><text:span text:style-name="T1">Registro de decisión:</text:span> &lt;enlace al registro de decisió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4Z</meta:creation-date>
    <dc:date>2026-04-29T01:58:24Z</dc:date>
    <meta:user-defined meta:name="title-meta" meta:value-type="string">Matriz de Decisiones</meta:user-defined>
  </office:meta>
</office:document-meta>
</file>